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2.0508in"/>
    </style:style>
    <style:style style:name="co4" style:family="table-column">
      <style:table-column-properties fo:break-before="auto" style:column-width="2.3728in"/>
    </style:style>
    <style:style style:name="co5" style:family="table-column">
      <style:table-column-properties fo:break-before="auto" style:column-width="2.2335in"/>
    </style:style>
    <style:style style:name="co6" style:family="table-column">
      <style:table-column-properties fo:break-before="auto" style:column-width="1.7291in"/>
    </style:style>
    <style:style style:name="co7" style:family="table-column">
      <style:table-column-properties fo:break-before="auto" style:column-width="1.279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Ubuntu" fo:font-size="12pt" style:font-size-asian="12pt" style:font-size-complex="12pt"/>
    </style:style>
    <style:style style:name="ce2" style:family="table-cell" style:parent-style-name="Default" style:data-style-name="N0">
      <style:text-properties style:font-name="Ubuntu" fo:font-size="12pt" style:font-size-asian="12pt" style:font-size-complex="12pt"/>
    </style:style>
    <style:style style:name="ce3" style:family="table-cell" style:parent-style-name="Default" style:data-style-name="N60">
      <style:text-properties style:font-name="Ubuntu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/>
          <table:table-cell office:value-type="string" calcext:value-type="string">
            <text:p>QoI</text:p>
          </table:table-cell>
          <table:table-cell office:value-type="string" calcext:value-type="string">
            <text:p>QoI error (actual)</text:p>
          </table:table-cell>
          <table:table-cell office:value-type="string" calcext:value-type="string">
            <text:p>QoI error (estimated)</text:p>
          </table:table-cell>
          <table:table-cell office:value-type="string" calcext:value-type="string">
            <text:p>estimated relative QoI error</text:p>
          </table:table-cell>
          <table:table-cell office:value-type="string" calcext:value-type="string">
            <text:p>relative error in error</text:p>
          </table:table-cell>
          <table:table-cell office:value-type="string" calcext:value-type="string">
            <text:p>portion refin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F</text:p>
          </table:table-cell>
          <table:table-cell office:value-type="float" office:value="0.00508017850625562" calcext:value-type="float">
            <text:p>0.0050801785</text:p>
          </table:table-cell>
          <table:table-cell table:formula="of:=[.B6]-[.B2]" office:value-type="float" office:value="-0.00168954814367272" calcext:value-type="float">
            <text:p>-0.0016895481</text:p>
          </table:table-cell>
          <table:table-cell office:value-type="float" office:value="-0.00182939364554087" calcext:value-type="float">
            <text:p>-0.0018293936</text:p>
          </table:table-cell>
          <table:table-cell table:formula="of:=ABS([.D2]/[.B2])" office:value-type="float" office:value="0.360104205647143" calcext:value-type="float">
            <text:p>0.3601042056</text:p>
          </table:table-cell>
          <table:table-cell table:formula="of:=ABS(([.D2]-[.C2])/[.C2])" office:value-type="float" office:value="0.0827709481921914" calcext:value-type="float">
            <text:p>0.08277094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1</text:p>
          </table:table-cell>
          <table:table-cell office:value-type="float" office:value="0.00391692374788959" calcext:value-type="float">
            <text:p>0.0039169237</text:p>
          </table:table-cell>
          <table:table-cell table:formula="of:=[.B6]-[.B3]" office:value-type="float" office:value="-0.000526293385306688" calcext:value-type="float">
            <text:p>-0.0005262934</text:p>
          </table:table-cell>
          <table:table-cell office:value-type="float" office:value="-0.000539102451031427" calcext:value-type="float">
            <text:p>-0.0005391025</text:p>
          </table:table-cell>
          <table:table-cell table:formula="of:=ABS([.D3]/[.B3])" office:value-type="float" office:value="0.137634144989902" calcext:value-type="float">
            <text:p>0.137634145</text:p>
          </table:table-cell>
          <table:table-cell table:formula="of:=ABS(([.D3]-[.C3])/[.C3])" office:value-type="float" office:value="0.0243382609060813" calcext:value-type="float">
            <text:p>0.0243382609</text:p>
          </table:table-cell>
          <table:table-cell office:value-type="float" office:value="0.05" calcext:value-type="float">
            <text:p>0.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2</text:p>
          </table:table-cell>
          <table:table-cell office:value-type="float" office:value="0.00348855001069982" calcext:value-type="float">
            <text:p>0.00348855</text:p>
          </table:table-cell>
          <table:table-cell table:formula="of:=[.B6]-[.B4]" office:value-type="float" office:value="-0.0000979196481169183" calcext:value-type="float">
            <text:p>-9.79196481169183E-005</text:p>
          </table:table-cell>
          <table:table-cell table:style-name="ce2" office:value-type="float" office:value="-0.000100191696398944" calcext:value-type="float">
            <text:p>-0.0001001917</text:p>
          </table:table-cell>
          <table:table-cell table:formula="of:=ABS([.D4]/[.B4])" office:value-type="float" office:value="0.0287201548183753" calcext:value-type="float">
            <text:p>0.0287201548</text:p>
          </table:table-cell>
          <table:table-cell table:formula="of:=ABS(([.D4]-[.C4])/[.C4])" office:value-type="float" office:value="0.0232031908377817" calcext:value-type="float">
            <text:p>0.0232031908</text:p>
          </table:table-cell>
          <table:table-cell office:value-type="float" office:value="0.107" calcext:value-type="float">
            <text:p>0.1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3</text:p>
          </table:table-cell>
          <table:table-cell office:value-type="float" office:value="0.00338427319927801" calcext:value-type="float">
            <text:p>0.0033842732</text:p>
          </table:table-cell>
          <table:table-cell table:formula="of:=[.B6]-[.B5]" office:value-type="float" office:value="0.00000635716330488808" calcext:value-type="float">
            <text:p>6.35716330488808E-006</text:p>
          </table:table-cell>
          <table:table-cell table:style-name="ce3" office:value-type="float" office:value="0.0000058654002665485" calcext:value-type="float">
            <text:p>5.87E-006</text:p>
          </table:table-cell>
          <table:table-cell table:formula="of:=ABS([.D5]/[.B5])" office:value-type="float" office:value="0.00173313438991858" calcext:value-type="float">
            <text:p>0.0017331344</text:p>
          </table:table-cell>
          <table:table-cell table:formula="of:=ABS(([.D5]-[.C5])/[.C5])" office:value-type="float" office:value="0.077355734744372" calcext:value-type="float">
            <text:p>0.0773557347</text:p>
          </table:table-cell>
          <table:table-cell office:value-type="float" office:value="0.154" calcext:value-type="float">
            <text:p>0.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0.0033906303625829" calcext:value-type="float">
            <text:p>0.003390630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0/00/0000</text:date>, <text:time style:data-style-name="N2" text:time-value="15:31:45.6465990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3:43:52.288425197</meta:creation-date>
    <dc:date>2015-05-13T19:59:07.448374616</dc:date>
    <meta:editing-duration>PT11H59M43S</meta:editing-duration>
    <meta:editing-cycles>9</meta:editing-cycles>
    <meta:generator>LibreOffice/4.2.8.2$Linux_X86_64 LibreOffice_project/420m0$Build-2</meta:generator>
    <meta:document-statistic meta:table-count="1" meta:cell-count="36" meta:object-count="0"/>
  </office:meta>
</office:document-meta>
</file>